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71pt"/>
    </style:style>
    <style:style style:name="co3" style:family="table-column">
      <style:table-column-properties fo:break-before="auto" style:column-width="109.81pt"/>
    </style:style>
    <style:style style:name="co4" style:family="table-column">
      <style:table-column-properties fo:break-before="auto" style:column-width="116.0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99">
      <style:table-cell-properties fo:padding="2.01pt"/>
    </style:style>
    <style:style style:name="ce3" style:family="table-cell" style:parent-style-name="Default" style:data-style-name="N0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ype_of_Training</text:p>
          </table:table-cell>
          <table:table-cell table:style-name="ce1" office:value-type="string" calcext:value-type="string">
            <text:p>Training_Center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Barangay</text:p>
          </table:table-cell>
          <table:table-cell table:style-name="ce1" office:value-type="string" calcext:value-type="string">
            <text:p>location__latitude</text:p>
          </table:table-cell>
          <table:table-cell table:style-name="ce1" office:value-type="string" calcext:value-type="string">
            <text:p>location__needs_recoding</text:p>
          </table:table-cell>
          <table:table-cell table:style-name="ce3" office:value-type="string" calcext:value-type="string">
            <text:p>location__longitude</text:p>
          </table:table-cell>
          <table:table-cell table:number-columns-repeated="9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style-name="ce1" office:value-type="string" calcext:value-type="string">
            <text:p>Type_of_Training</text:p>
          </table:table-cell>
          <table:table-cell table:style-name="ce1" office:value-type="string" calcext:value-type="string">
            <text:p>Training_Center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Baranga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table:style-name="ce3" office:value-type="string" calcext:value-type="string">
            <text:p>longitude</text:p>
          </table:table-cell>
          <table:table-cell table:number-columns-repeated="2"/>
          <table:table-cell table:style-name="ce1" office:value-type="string" calcext:value-type="string">
            <text:p>Type_of_Training</text:p>
          </table:table-cell>
          <table:table-cell table:style-name="ce1" office:value-type="string" calcext:value-type="string">
            <text:p>Training_Center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Baranga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table:style-name="ce3" office:value-type="string" calcext:value-type="string">
            <text:p>longitude</text:p>
          </table:table-cell>
        </table:table-row>
        <table:table-row table:style-name="ro1"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No. 83 Quirino Highway Brgy. Balon Bato 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Balonbato</text:p>
          </table:table-cell>
          <table:table-cell table:style-name="ce1" office:value-type="float" office:value="14.664911" calcext:value-type="float">
            <text:p>14.66491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03583" calcext:value-type="float">
            <text:p>121.003583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No. 12 Salvia Street Saint Dominic Subdivision Zabarte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732767" calcext:value-type="float">
            <text:p>14.73276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2894" calcext:value-type="float">
            <text:p>121.052894</text:p>
          </table:table-cell>
        </table:table-row>
        <table:table-row table:style-name="ro1"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16 Tandang Sora Avenue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679639" calcext:value-type="float">
            <text:p>14.67963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20947" calcext:value-type="float">
            <text:p>121.020947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Electron Building Quirino Highway Bagbag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Bagbag Novaliches</text:p>
          </table:table-cell>
          <table:table-cell table:style-name="ce1" office:value-type="float" office:value="14.698952" calcext:value-type="float">
            <text:p>14.69895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4274" calcext:value-type="float">
            <text:p>121.034274</text:p>
          </table:table-cell>
        </table:table-row>
        <table:table-row table:style-name="ro1"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16 Tandang Sora Avenue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732767" calcext:value-type="float">
            <text:p>14.73276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2894" calcext:value-type="float">
            <text:p>121.052894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Lester Bldg. Km. 22, Quirino Highway Pasong Putik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Lagro</text:p>
          </table:table-cell>
          <table:table-cell table:style-name="ce1" office:value-type="float" office:value="14.735312" calcext:value-type="float">
            <text:p>14.73531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6783" calcext:value-type="float">
            <text:p>121.056783</text:p>
          </table:table-cell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<text:s/>Maximina Street Villa Arca Subd.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78702" calcext:value-type="float">
            <text:p>14.67870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8278" calcext:value-type="float">
            <text:p>121.08278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Blk 125, Lot 22, Quirino Highway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71574" calcext:value-type="float">
            <text:p>14.7157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0587" calcext:value-type="float">
            <text:p>121.040587</text:p>
          </table:table-cell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St. Joseph Street Milton Hills Subd. Bgy. New Era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New Era</text:p>
          </table:table-cell>
          <table:table-cell table:style-name="ce1" office:value-type="float" office:value="14.658298" calcext:value-type="float">
            <text:p>14.65829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9382" calcext:value-type="float">
            <text:p>121.019382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Quirino Highway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705678" calcext:value-type="float">
            <text:p>14.70567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8167" calcext:value-type="float">
            <text:p>121.038167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Lourdes Arcade No. 986 Tandang Sora Ave.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73188" calcext:value-type="float">
            <text:p>14.7318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517" calcext:value-type="float">
            <text:p>121.048517</text:p>
          </table:table-cell>
          <table:table-cell table:number-columns-repeated="2"/>
          <table:table-cell table:style-name="ce1" office:value-type="string" calcext:value-type="string">
            <text:p>Automotive</text:p>
          </table:table-cell>
          <table:table-cell table:style-name="ce1" office:value-type="string" calcext:value-type="string">
            <text:p>29 Jewel Street <text:s/>Forest Hills, Gulo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ulod Novaliches</text:p>
          </table:table-cell>
          <table:table-cell table:style-name="ce1" office:value-type="float" office:value="14.717264" calcext:value-type="float">
            <text:p>14.71726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1349" calcext:value-type="float">
            <text:p>121.041349</text:p>
          </table:table-cell>
        </table:table-row>
        <table:table-row table:style-name="ro1"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Lourdes Arcade No. 986 Tandang Sora Ave.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735572" calcext:value-type="float">
            <text:p>14.73557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4778" calcext:value-type="float">
            <text:p>121.064778</text:p>
          </table:table-cell>
          <table:table-cell table:number-columns-repeated="2"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Electron Building Quirino Highway Bagbag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Bagbag Novaliches</text:p>
          </table:table-cell>
          <table:table-cell table:style-name="ce1" office:value-type="float" office:value="14.698952" calcext:value-type="float">
            <text:p>14.69895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4274" calcext:value-type="float">
            <text:p>121.034274</text:p>
          </table:table-cell>
        </table:table-row>
        <table:table-row table:style-name="ro1">
          <table:table-cell table:style-name="ce1" office:value-type="string" calcext:value-type="string">
            <text:p>Bookkeeping</text:p>
          </table:table-cell>
          <table:table-cell table:style-name="ce1" office:value-type="string" calcext:value-type="string">
            <text:p><text:s/>Maximina Street Villa Arca Subd.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71248" calcext:value-type="float">
            <text:p>14.67124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6998" calcext:value-type="float">
            <text:p>121.036998</text:p>
          </table:table-cell>
          <table:table-cell table:number-columns-repeated="2"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Lester Bldg. Km. 22, Quirino Highway Pasong Putik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735312" calcext:value-type="float">
            <text:p>14.73531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6783" calcext:value-type="float">
            <text:p>121.056783</text:p>
          </table:table-cell>
        </table:table-row>
        <table:table-row table:style-name="ro1">
          <table:table-cell table:style-name="ce1" office:value-type="string" calcext:value-type="string">
            <text:p>Call Center Training</text:p>
          </table:table-cell>
          <table:table-cell table:style-name="ce1" office:value-type="string" calcext:value-type="string">
            <text:p><text:s/>Maximina Street Villa Arca Subd.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706076" calcext:value-type="float">
            <text:p>14.70607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70594" calcext:value-type="float">
            <text:p>121.070594</text:p>
          </table:table-cell>
          <table:table-cell table:number-columns-repeated="2"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Blk 125, Lot 22, Quirino Highway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71574" calcext:value-type="float">
            <text:p>14.7157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0587" calcext:value-type="float">
            <text:p>121.040587</text:p>
          </table:table-cell>
        </table:table-row>
        <table:table-row table:style-name="ro1">
          <table:table-cell table:style-name="ce1" office:value-type="string" calcext:value-type="string">
            <text:p>Call Center Training</text:p>
          </table:table-cell>
          <table:table-cell table:style-name="ce1" office:value-type="string" calcext:value-type="string">
            <text:p>2 Uranus Street Congressional Avenue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33758" calcext:value-type="float">
            <text:p>14.63375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0061" calcext:value-type="float">
            <text:p>121.040061</text:p>
          </table:table-cell>
          <table:table-cell table:number-columns-repeated="2"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Lot 10, Block 17, Dahlia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699905" calcext:value-type="float">
            <text:p>14.69990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7445" calcext:value-type="float">
            <text:p>121.067445</text:p>
          </table:table-cell>
        </table:table-row>
        <table:table-row table:style-name="ro1"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Lourdes Arcade No. 986 Tandang Sora Ave.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734253" calcext:value-type="float">
            <text:p>14.73425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4514" calcext:value-type="float">
            <text:p>121.054514</text:p>
          </table:table-cell>
          <table:table-cell table:number-columns-repeated="2"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29 Jewel Street <text:s/>Forest Hills, Gulo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ulod Novaliches</text:p>
          </table:table-cell>
          <table:table-cell table:style-name="ce1" office:value-type="float" office:value="14.717264" calcext:value-type="float">
            <text:p>14.71726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1349" calcext:value-type="float">
            <text:p>121.041349</text:p>
          </table:table-cell>
        </table:table-row>
        <table:table-row table:style-name="ro1"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Lourdes Arcade No. 986 Tandang Sora Ave.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620645" calcext:value-type="float">
            <text:p>14.62064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7838" calcext:value-type="float">
            <text:p>121.047838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.I. Plaza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8086" calcext:value-type="float">
            <text:p>14.62808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4314" calcext:value-type="float">
            <text:p>121.064314</text:p>
          </table:table-cell>
        </table:table-row>
        <table:table-row table:style-name="ro1"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16 Tandang Sora Avenue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Tandang Sora</text:p>
          </table:table-cell>
          <table:table-cell table:style-name="ce1" office:value-type="float" office:value="14.631798" calcext:value-type="float">
            <text:p>14.63179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737" calcext:value-type="float">
            <text:p>121.048737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Bonanza Plaza Bldg. 2 Putol na Daan cor. Quirino Highway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65227" calcext:value-type="float">
            <text:p>14.66522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03798" calcext:value-type="float">
            <text:p>121.003798</text:p>
          </table:table-cell>
        </table:table-row>
        <table:table-row table:style-name="ro1"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Tanco-Cu Bldg. EDSA cor. Congressional Avenue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731247" calcext:value-type="float">
            <text:p>14.73124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126" calcext:value-type="float">
            <text:p>121.048126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rown Link Building Regalado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734253" calcext:value-type="float">
            <text:p>14.73425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4514" calcext:value-type="float">
            <text:p>121.054514</text:p>
          </table:table-cell>
        </table:table-row>
        <table:table-row table:style-name="ro1">
          <table:table-cell table:style-name="ce1" office:value-type="string" calcext:value-type="string">
            <text:p>Caregiving</text:p>
          </table:table-cell>
          <table:table-cell table:style-name="ce1" office:value-type="string" calcext:value-type="string">
            <text:p>Tanco-Cu Bldg. EDSA cor. Congressional Avenue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64433" calcext:value-type="float">
            <text:p>14.66443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21228" calcext:value-type="float">
            <text:p>121.021228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044 Brgy. Sta. Monica Quirino Highway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42134" calcext:value-type="float">
            <text:p>14.64213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176" calcext:value-type="float">
            <text:p>121.049176</text:p>
          </table:table-cell>
        </table:table-row>
        <table:table-row table:style-name="ro1"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SK Hall Building Bahay Toro,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98952" calcext:value-type="float">
            <text:p>14.69895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4274" calcext:value-type="float">
            <text:p>121.034274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No. 6 Kingfisher cor. Skylark St.Zabarte Subd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34486" calcext:value-type="float">
            <text:p>14.63448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571" calcext:value-type="float">
            <text:p>121.03571</text:p>
          </table:table-cell>
        </table:table-row>
        <table:table-row table:style-name="ro1">
          <table:table-cell table:style-name="ce1" office:value-type="string" calcext:value-type="string">
            <text:p>Dress Making</text:p>
          </table:table-cell>
          <table:table-cell table:style-name="ce1" office:value-type="string" calcext:value-type="string">
            <text:p>SK Hall Building Bahay Toro, Project 8</text:p>
          </table:table-cell>
          <table:table-cell table:style-name="ce1" office:value-type="string" calcext:value-type="string">
            <text:p>District 6</text:p>
          </table:table-cell>
          <table:table-cell table:style-name="ce1" office:value-type="string" calcext:value-type="string">
            <text:p>Sangandaan</text:p>
          </table:table-cell>
          <table:table-cell table:style-name="ce1" office:value-type="float" office:value="14.663519" calcext:value-type="float">
            <text:p>14.66351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9153" calcext:value-type="float">
            <text:p>121.059153</text:p>
          </table:table-cell>
          <table:table-cell table:number-columns-repeated="2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Genesis Bldg. Quirino Hi-way cor. Salvador Ave. Jordan Plain Subd.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704821" calcext:value-type="float">
            <text:p>14.70482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76805" calcext:value-type="float">
            <text:p>121.076805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PE Building Lot 9 Blk 2 Don Mariano Marcos Ave. Brgy.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630176" calcext:value-type="float">
            <text:p>14.63017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6309" calcext:value-type="float">
            <text:p>121.016309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SM City Fairview Quirino Highway cor. Regalado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73188" calcext:value-type="float">
            <text:p>14.7318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517" calcext:value-type="float">
            <text:p>121.048517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1 Plaza Bldg.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75342" calcext:value-type="float">
            <text:p>14.67534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82088" calcext:value-type="float">
            <text:p>121.08208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C.I. Plaza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34486" calcext:value-type="float">
            <text:p>14.63448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571" calcext:value-type="float">
            <text:p>121.03571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Altan Bldg. 1056 Quirino Highway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07951" calcext:value-type="float">
            <text:p>14.60795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80156" calcext:value-type="float">
            <text:p>121.080156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No. 6 Kingfisher cor. Skylark St. Zabarte Subd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735572" calcext:value-type="float">
            <text:p>14.73557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4778" calcext:value-type="float">
            <text:p>121.06477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362 Quirino High-way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7549" calcext:value-type="float">
            <text:p>14.62754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" calcext:value-type="float">
            <text:p>121.01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RNA Building 16 Quirino Highway Greater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731247" calcext:value-type="float">
            <text:p>14.73124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126" calcext:value-type="float">
            <text:p>121.048126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C.I. Plaza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39122" calcext:value-type="float">
            <text:p>14.63912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74087" calcext:value-type="float">
            <text:p>121.074087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Altan Bldg. 1056 Quirino Highway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33758" calcext:value-type="float">
            <text:p>14.63375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0061" calcext:value-type="float">
            <text:p>121.040061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No. 6 Kingfisher cor. Skylark St. Zabarte Subd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8086" calcext:value-type="float">
            <text:p>14.62808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4314" calcext:value-type="float">
            <text:p>121.064314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362 Quirino High-way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1045" calcext:value-type="float">
            <text:p>14.62104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776" calcext:value-type="float">
            <text:p>121.049776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ulinary</text:p>
          </table:table-cell>
          <table:table-cell table:style-name="ce1" office:value-type="string" calcext:value-type="string">
            <text:p>RNA Building 16 Quirino Highway Greater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42134" calcext:value-type="float">
            <text:p>14.64213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176" calcext:value-type="float">
            <text:p>121.049176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ookkeeping</text:p>
          </table:table-cell>
          <table:table-cell table:style-name="ce1" office:value-type="string" calcext:value-type="string">
            <text:p>C.I. Plaza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1045" calcext:value-type="float">
            <text:p>14.62104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776" calcext:value-type="float">
            <text:p>121.049776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ookkeeping</text:p>
          </table:table-cell>
          <table:table-cell table:style-name="ce1" office:value-type="string" calcext:value-type="string">
            <text:p>Altan Bldg.1056 Quirino Highway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65227" calcext:value-type="float">
            <text:p>14.66522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03798" calcext:value-type="float">
            <text:p>121.00379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ookkeeping</text:p>
          </table:table-cell>
          <table:table-cell table:style-name="ce1" office:value-type="string" calcext:value-type="string">
            <text:p>Bonanza Plaza Bldg. 2 Putol na Daan cor. Quirino Highway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0593" calcext:value-type="float">
            <text:p>14.6059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9444" calcext:value-type="float">
            <text:p>121.019444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ookkeeping</text:p>
          </table:table-cell>
          <table:table-cell table:style-name="ce1" office:value-type="string" calcext:value-type="string">
            <text:p>Diana Building Regalado Avenue Greater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54386" calcext:value-type="float">
            <text:p>14.65438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0049" calcext:value-type="float">
            <text:p>121.030049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all Center Training</text:p>
          </table:table-cell>
          <table:table-cell table:style-name="ce1" office:value-type="string" calcext:value-type="string">
            <text:p>Diana Building Regalado Avenue Greater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09328" calcext:value-type="float">
            <text:p>14.60932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5782" calcext:value-type="float">
            <text:p>121.045782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king</text:p>
          </table:table-cell>
          <table:table-cell table:style-name="ce1" office:value-type="string" calcext:value-type="string">
            <text:p>Crown Link Building Regalado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73379" calcext:value-type="float">
            <text:p>14.7337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1465" calcext:value-type="float">
            <text:p>121.061465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Crown Link Building Regalado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620645" calcext:value-type="float">
            <text:p>14.62064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7838" calcext:value-type="float">
            <text:p>121.04783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4M Square Bldg. Quirino Highway, Lagro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Greater Lagro</text:p>
          </table:table-cell>
          <table:table-cell table:style-name="ce1" office:value-type="float" office:value="14.63148" calcext:value-type="float">
            <text:p>14.6314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865" calcext:value-type="float">
            <text:p>121.048865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044 Brgy. Sta. Monica Quirino Highway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22434" calcext:value-type="float">
            <text:p>14.62243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293" calcext:value-type="float">
            <text:p>121.049293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No. 6 Kingfisher cor. Skylark St.Zabarte Subd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63801" calcext:value-type="float">
            <text:p>14.66380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9597" calcext:value-type="float">
            <text:p>121.069597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362 Quirino High-way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734037" calcext:value-type="float">
            <text:p>14.73403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2349" calcext:value-type="float">
            <text:p>121.052349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C1 Plaza Bldg.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98952" calcext:value-type="float">
            <text:p>14.69895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4274" calcext:value-type="float">
            <text:p>121.034274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Crown Link Building Regalado Avenue Fairview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Fairview</text:p>
          </table:table-cell>
          <table:table-cell table:style-name="ce1" office:value-type="float" office:value="14.64658" calcext:value-type="float">
            <text:p>14.6465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9659" calcext:value-type="float">
            <text:p>121.049659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044 Brgy. Sta. Monica Quirino Highway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58298" calcext:value-type="float">
            <text:p>14.65829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9382" calcext:value-type="float">
            <text:p>121.019382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No. 6 Kingfisher cor. Skylark St.Zabarte Subd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55957" calcext:value-type="float">
            <text:p>14.65595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26652" calcext:value-type="float">
            <text:p>121.026652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Electron Building Quirino Highway Bagbag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Bagbag Novaliches</text:p>
          </table:table-cell>
          <table:table-cell table:style-name="ce1" office:value-type="float" office:value="14.664433" calcext:value-type="float">
            <text:p>14.66443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21228" calcext:value-type="float">
            <text:p>121.021228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C1 Plaza Bldg. Quirino Highway cor. Zabarte Road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07649" calcext:value-type="float">
            <text:p>14.60764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8759" calcext:value-type="float">
            <text:p>121.038759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362 Quirino High-way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Novaliches Proper</text:p>
          </table:table-cell>
          <table:table-cell table:style-name="ce1" office:value-type="float" office:value="14.616915" calcext:value-type="float">
            <text:p>14.61691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1965" calcext:value-type="float">
            <text:p>121.051965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Electron Building Quirino Highway Bagbag, Novaliches</text:p>
          </table:table-cell>
          <table:table-cell table:style-name="ce1" office:value-type="string" calcext:value-type="string">
            <text:p>District 5</text:p>
          </table:table-cell>
          <table:table-cell table:style-name="ce1" office:value-type="string" calcext:value-type="string">
            <text:p>Bagbag Novaliches</text:p>
          </table:table-cell>
          <table:table-cell table:style-name="ce1" office:value-type="float" office:value="14.620703" calcext:value-type="float">
            <text:p>14.62070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01" calcext:value-type="float">
            <text:p>121.04801</text:p>
          </table:table-cell>
        </table:table-row>
        <table:table-row table:style-name="ro1" table:number-rows-repeated="1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3"/>
        <table:table-row table:style-name="ro2">
          <table:table-cell table:number-columns-repeated="9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Type_of_Training</text:p>
          </table:table-cell>
          <table:table-cell table:style-name="ce1" office:value-type="string" calcext:value-type="string">
            <text:p>Training_Center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Baranga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table:style-name="ce3" office:value-type="string" calcext:value-type="string">
            <text:p>longitude</text:p>
          </table:table-cell>
          <table:table-cell/>
          <table:table-cell office:value-type="string" calcext:value-type="string">
            <text:p>Type_of_Training</text:p>
          </table:table-cell>
          <table:table-cell office:value-type="string" calcext:value-type="string">
            <text:p>Training_Cent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Barangay</text:p>
          </table:table-cell>
          <table:table-cell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/>
          <table:table-cell table:style-name="ce1" office:value-type="string" calcext:value-type="string">
            <text:p>Electrical</text:p>
          </table:table-cell>
          <table:table-cell table:style-name="ce1" office:value-type="string" calcext:value-type="string">
            <text:p>No. 96 E. Rodriguez Ave., cor. G. Araneta, Ave.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14.697021" calcext:value-type="float">
            <text:p>14.69702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86802" calcext:value-type="float">
            <text:p>121.086802</text:p>
          </table:table-cell>
          <table:table-cell/>
          <table:table-cell office:value-type="string" calcext:value-type="string">
            <text:p>Automotive</text:p>
          </table:table-cell>
          <table:table-cell office:value-type="string" calcext:value-type="string">
            <text:p>CAL Headquarters 3rd Street cor. New Jersey New Manila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Mariana</text:p>
          </table:table-cell>
          <table:table-cell office:value-type="float" office:value="14.654235" calcext:value-type="float">
            <text:p>14.65423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4022" calcext:value-type="float">
            <text:p>121.034022</text:p>
          </table:table-cell>
        </table:table-row>
        <table:table-row table:style-name="ro1">
          <table:table-cell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<text:s/>Rosario Bldg.999 Aurora Blvd.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Quirino 3-A </text:p>
          </table:table-cell>
          <table:table-cell table:style-name="ce1" office:value-type="float" office:value="14.652195" calcext:value-type="float">
            <text:p>14.65219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8297" calcext:value-type="float">
            <text:p>121.018297</text:p>
          </table:table-cell>
          <table:table-cell/>
          <table:table-cell office:value-type="string" calcext:value-type="string">
            <text:p>Automotive</text:p>
          </table:table-cell>
          <table:table-cell office:value-type="string" calcext:value-type="string">
            <text:p>587 EDSA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16915" calcext:value-type="float">
            <text:p>14.61691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1965" calcext:value-type="float">
            <text:p>121.051965</text:p>
          </table:table-cell>
        </table:table-row>
        <table:table-row table:style-name="ro1">
          <table:table-cell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ICTE Building Orchard Pond, Eastwood City Cyberpark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Bagumbayan</text:p>
          </table:table-cell>
          <table:table-cell table:style-name="ce1" office:value-type="float" office:value="14.656346" calcext:value-type="float">
            <text:p>14.65634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0651" calcext:value-type="float">
            <text:p>121.030651</text:p>
          </table:table-cell>
          <table:table-cell/>
          <table:table-cell office:value-type="string" calcext:value-type="string">
            <text:p>Electrical</text:p>
          </table:table-cell>
          <table:table-cell office:value-type="string" calcext:value-type="string">
            <text:p>E. Virata Hall, UP-ISSI E Jacinto St. UP Diliman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UP Village</text:p>
          </table:table-cell>
          <table:table-cell office:value-type="float" office:value="14.656528" calcext:value-type="float">
            <text:p>14.65652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762" calcext:value-type="float">
            <text:p>121.061762</text:p>
          </table:table-cell>
        </table:table-row>
        <table:table-row table:style-name="ro1">
          <table:table-cell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ommonwealth Ave. cor. Rd. 44 Diliman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14.653013" calcext:value-type="float">
            <text:p>14.65301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8416" calcext:value-type="float">
            <text:p>121.018416</text:p>
          </table:table-cell>
          <table:table-cell/>
          <table:table-cell office:value-type="string" calcext:value-type="string">
            <text:p>Electrical</text:p>
          </table:table-cell>
          <table:table-cell office:value-type="string" calcext:value-type="string">
            <text:p>587 EDSA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16915" calcext:value-type="float">
            <text:p>14.61691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1965" calcext:value-type="float">
            <text:p>121.051965</text:p>
          </table:table-cell>
        </table:table-row>
        <table:table-row table:style-name="ro1">
          <table:table-cell/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No. 26 West Kamias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West Kamias</text:p>
          </table:table-cell>
          <table:table-cell table:style-name="ce1" office:value-type="float" office:value="14.621113" calcext:value-type="float">
            <text:p>14.62111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1296" calcext:value-type="float">
            <text:p>121.051296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Mercury Drug Bldg. Aurora Blvd.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21045" calcext:value-type="float">
            <text:p>14.6210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776" calcext:value-type="float">
            <text:p>121.049776</text:p>
          </table:table-cell>
        </table:table-row>
        <table:table-row table:style-name="ro1">
          <table:table-cell/>
          <table:table-cell table:style-name="ce1" office:value-type="string" calcext:value-type="string">
            <text:p>Call Center Training</text:p>
          </table:table-cell>
          <table:table-cell table:style-name="ce1" office:value-type="string" calcext:value-type="string">
            <text:p>ICTE Building Orchard Pond, Eastwood City Cyberpark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Bagumbayan</text:p>
          </table:table-cell>
          <table:table-cell table:style-name="ce1" office:value-type="float" office:value="14.653013" calcext:value-type="float">
            <text:p>14.65301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8416" calcext:value-type="float">
            <text:p>121.018416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Estolano Bldg. cor. Aurora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735205" calcext:value-type="float">
            <text:p>14.73520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6914" calcext:value-type="float">
            <text:p>121.066914</text:p>
          </table:table-cell>
        </table:table-row>
        <table:table-row table:style-name="ro1">
          <table:table-cell/>
          <table:table-cell table:style-name="ce1" office:value-type="string" calcext:value-type="string">
            <text:p>Baking</text:p>
          </table:table-cell>
          <table:table-cell table:style-name="ce1" office:value-type="string" calcext:value-type="string">
            <text:p>Commonwealth Ave. cor. Rd. 44 Diliman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14.734037" calcext:value-type="float">
            <text:p>14.73403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2349" calcext:value-type="float">
            <text:p>121.052349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Our Home Bldg.114 Malakas St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Central</text:p>
          </table:table-cell>
          <table:table-cell office:value-type="float" office:value="14.64728" calcext:value-type="float">
            <text:p>14.6472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4538" calcext:value-type="float">
            <text:p>121.054538</text:p>
          </table:table-cell>
        </table:table-row>
        <table:table-row table:style-name="ro1">
          <table:table-cell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201 E. Rodriguez Sr. Blvd.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E. Rodriguez</text:p>
          </table:table-cell>
          <table:table-cell table:style-name="ce1" office:value-type="float" office:value="14.619821" calcext:value-type="float">
            <text:p>14.61982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7648" calcext:value-type="float">
            <text:p>121.017648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Mahinhin St.U.P. Village Diliman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UP Village</text:p>
          </table:table-cell>
          <table:table-cell office:value-type="float" office:value="14.593591" calcext:value-type="float">
            <text:p>14.59359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7668" calcext:value-type="float">
            <text:p>121.077668</text:p>
          </table:table-cell>
        </table:table-row>
        <table:table-row table:style-name="ro1">
          <table:table-cell/>
          <table:table-cell table:style-name="ce1" office:value-type="string" calcext:value-type="string">
            <text:p>Bartending</text:p>
          </table:table-cell>
          <table:table-cell table:style-name="ce1" office:value-type="string" calcext:value-type="string">
            <text:p>Commonwealth Ave. cor. Rd. 44 Diliman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14.641817" calcext:value-type="float">
            <text:p>14.641817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2411" calcext:value-type="float">
            <text:p>121.032411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5th Flr. CTTM Square Bldg. 68 Timog Ave., cor. Tomas Morat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Sacred Heart</text:p>
          </table:table-cell>
          <table:table-cell office:value-type="float" office:value="14.723099" calcext:value-type="float">
            <text:p>14.72309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1729" calcext:value-type="float">
            <text:p>121.041729</text:p>
          </table:table-cell>
        </table:table-row>
        <table:table-row table:style-name="ro1">
          <table:table-cell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201 E. Rodriguez Sr. Blvd.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E. Rodriguez</text:p>
          </table:table-cell>
          <table:table-cell table:style-name="ce1" office:value-type="float" office:value="14.612011" calcext:value-type="float">
            <text:p>14.61201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8908" calcext:value-type="float">
            <text:p>121.058908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91, 4th Avenue Murphy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57437" calcext:value-type="float">
            <text:p>14.65743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4199" calcext:value-type="float">
            <text:p>121.014199</text:p>
          </table:table-cell>
        </table:table-row>
        <table:table-row table:style-name="ro1">
          <table:table-cell/>
          <table:table-cell table:style-name="ce1" office:value-type="string" calcext:value-type="string">
            <text:p>Housekeeping</text:p>
          </table:table-cell>
          <table:table-cell table:style-name="ce1" office:value-type="string" calcext:value-type="string">
            <text:p>No. 75 Montreal St. Cubao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West Kamias</text:p>
          </table:table-cell>
          <table:table-cell table:style-name="ce1" office:value-type="float" office:value="14.62943" calcext:value-type="float">
            <text:p>14.6294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7028" calcext:value-type="float">
            <text:p>121.047028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St. Francis Condominium 941 Aurora Blvd.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04909" calcext:value-type="float">
            <text:p>14.60490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8174" calcext:value-type="float">
            <text:p>121.038174</text:p>
          </table:table-cell>
        </table:table-row>
        <table:table-row table:style-name="ro1">
          <table:table-cell/>
          <table:table-cell table:style-name="ce1" office:value-type="string" calcext:value-type="string">
            <text:p>Caregiving</text:p>
          </table:table-cell>
          <table:table-cell table:style-name="ce1" office:value-type="string" calcext:value-type="string">
            <text:p>New City Hall Compound Civic Center, Diliman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14.629489" calcext:value-type="float">
            <text:p>14.62948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21" calcext:value-type="float">
            <text:p>121.0321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Tri-O Bldg. Bgy. Pinagkaisahan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Pinagkaisahan</text:p>
          </table:table-cell>
          <table:table-cell office:value-type="float" office:value="14.62147" calcext:value-type="float">
            <text:p>14.6214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6266" calcext:value-type="float">
            <text:p>121.016266</text:p>
          </table:table-cell>
        </table:table-row>
        <table:table-row table:style-name="ro1">
          <table:table-cell/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CRM Bldg. 2 No. 116 Kamias Rd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West Kamias</text:p>
          </table:table-cell>
          <table:table-cell table:style-name="ce1" office:value-type="float" office:value="14.733334" calcext:value-type="float">
            <text:p>14.73333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50931" calcext:value-type="float">
            <text:p>121.050931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Cinderella Building 825 EDSA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07723" calcext:value-type="float">
            <text:p>14.60772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0295" calcext:value-type="float">
            <text:p>121.080295</text:p>
          </table:table-cell>
        </table:table-row>
        <table:table-row table:style-name="ro1">
          <table:table-cell/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A. Francisco Gold Condominium 784 EDSA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West Kamias</text:p>
          </table:table-cell>
          <table:table-cell table:style-name="ce1" office:value-type="float" office:value="14.655882" calcext:value-type="float">
            <text:p>14.655882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10679" calcext:value-type="float">
            <text:p>121.010679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No. 21 1st Avenue Bagong Lipunan, Crame Santolan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</text:p>
          </table:table-cell>
          <table:table-cell office:value-type="float" office:value="14.604909" calcext:value-type="float">
            <text:p>14.60490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8174" calcext:value-type="float">
            <text:p>121.038174</text:p>
          </table:table-cell>
        </table:table-row>
        <table:table-row table:style-name="ro1">
          <table:table-cell/>
          <table:table-cell table:style-name="ce1" office:value-type="string" calcext:value-type="string">
            <text:p>Massage Therapy</text:p>
          </table:table-cell>
          <table:table-cell table:style-name="ce1" office:value-type="string" calcext:value-type="string">
            <text:p>VMCC Building Santolan Road cor. Grandad Ave. Valencia</text:p>
          </table:table-cell>
          <table:table-cell table:style-name="ce1" office:value-type="string" calcext:value-type="string">
            <text:p>District 3</text:p>
          </table:table-cell>
          <table:table-cell table:style-name="ce1" office:value-type="string" calcext:value-type="string">
            <text:p>West Kamias</text:p>
          </table:table-cell>
          <table:table-cell table:style-name="ce1" office:value-type="float" office:value="14.705678" calcext:value-type="float">
            <text:p>14.705678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38167" calcext:value-type="float">
            <text:p>121.038167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Unit 7-8 Timog Commercial Complex Timog Avenue cor. Panay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622434" calcext:value-type="float">
            <text:p>14.62243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293" calcext:value-type="float">
            <text:p>121.0492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nimation</text:p>
          </table:table-cell>
          <table:table-cell office:value-type="string" calcext:value-type="string">
            <text:p>33 Bonnie Serrano cor. Sunrise Drive BL ng crame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09145" calcext:value-type="float">
            <text:p>14.6091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3327" calcext:value-type="float">
            <text:p>121.053327</text:p>
          </table:table-cell>
        </table:table-row>
        <table:table-row table:style-name="ro1">
          <table:table-cell/>
          <table:table-cell table:style-name="ce1" office:value-type="string" calcext:value-type="string">
            <text:p>Type_of_Training</text:p>
          </table:table-cell>
          <table:table-cell table:style-name="ce1" office:value-type="string" calcext:value-type="string">
            <text:p>Training_Center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Baranga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table:style-name="ce3" office:value-type="string" calcext:value-type="string">
            <text:p>longitude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FBR Arcade Katipunan Avenue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otocan</text:p>
          </table:table-cell>
          <table:table-cell office:value-type="float" office:value="14.663801" calcext:value-type="float">
            <text:p>14.6638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9597" calcext:value-type="float">
            <text:p>121.069597</text:p>
          </table:table-cell>
        </table:table-row>
        <table:table-row table:style-name="ro1">
          <table:table-cell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No. 1 Villongco St. corner Commonwealth Ave </text:p>
          </table:table-cell>
          <table:table-cell table:style-name="ce1" office:value-type="string" calcext:value-type="string">
            <text:p>District 2</text:p>
          </table:table-cell>
          <table:table-cell table:style-name="ce1" office:value-type="string" calcext:value-type="string">
            <text:p>Commonwealth</text:p>
          </table:table-cell>
          <table:table-cell table:style-name="ce1" office:value-type="float" office:value="14.731666" calcext:value-type="float">
            <text:p>14.731666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48713" calcext:value-type="float">
            <text:p>121.048713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JIAO Building Delta Timog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734037" calcext:value-type="float">
            <text:p>14.73403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2349" calcext:value-type="float">
            <text:p>121.052349</text:p>
          </table:table-cell>
        </table:table-row>
        <table:table-row table:style-name="ro1">
          <table:table-cell/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AICS Building Commonwealth Ave. cor. Holy Spirit Drive Brgy. San Antonio</text:p>
          </table:table-cell>
          <table:table-cell table:style-name="ce1" office:value-type="string" calcext:value-type="string">
            <text:p>District 2</text:p>
          </table:table-cell>
          <table:table-cell table:style-name="ce1" office:value-type="string" calcext:value-type="string">
            <text:p>Holy Spirit</text:p>
          </table:table-cell>
          <table:table-cell table:style-name="ce1" office:value-type="float" office:value="14.73379" calcext:value-type="float">
            <text:p>14.73379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3" office:value-type="float" office:value="121.061465" calcext:value-type="float">
            <text:p>121.061465</text:p>
          </table:table-cell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91, 4th Avenue Murphy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41817" calcext:value-type="float">
            <text:p>14.64181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2411" calcext:value-type="float">
            <text:p>121.0324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St. Francis Condominium 941 Aurora Blvd.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08759" calcext:value-type="float">
            <text:p>14.60875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5243" calcext:value-type="float">
            <text:p>121.0452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Tri-O Bldg. Bgy. Pinagkaisahan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Pinagkaisahan</text:p>
          </table:table-cell>
          <table:table-cell office:value-type="float" office:value="14.715902" calcext:value-type="float">
            <text:p>14.71590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376" calcext:value-type="float">
            <text:p>121.0613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No. 21 1st Avenue Bagong Lipunan, Crame Santolan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73188" calcext:value-type="float">
            <text:p>14.7318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517" calcext:value-type="float">
            <text:p>121.0485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Unit 7-8 Timog Commercial Complex Timog Avenue cor. Panay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665227" calcext:value-type="float">
            <text:p>14.66522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03798" calcext:value-type="float">
            <text:p>121.0037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33 Bonnie Serrano cor. Sunrise Drive BL ng crame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56845" calcext:value-type="float">
            <text:p>14.6568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5132" calcext:value-type="float">
            <text:p>121.0451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FBR Arcade Katipunan Avenue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otocan</text:p>
          </table:table-cell>
          <table:table-cell office:value-type="float" office:value="14.678702" calcext:value-type="float">
            <text:p>14.67870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278" calcext:value-type="float">
            <text:p>121.082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JIAO Building Delta Timog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733449" calcext:value-type="float">
            <text:p>14.7334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437" calcext:value-type="float">
            <text:p>121.0614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ulinary</text:p>
          </table:table-cell>
          <table:table-cell office:value-type="string" calcext:value-type="string">
            <text:p>91, 4th Avenue Murphy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706076" calcext:value-type="float">
            <text:p>14.70607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0594" calcext:value-type="float">
            <text:p>121.0705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keeping</text:p>
          </table:table-cell>
          <table:table-cell office:value-type="string" calcext:value-type="string">
            <text:p>Mercury Drug Bldg. Aurora Blvd.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78702" calcext:value-type="float">
            <text:p>14.67870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278" calcext:value-type="float">
            <text:p>121.082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keeping</text:p>
          </table:table-cell>
          <table:table-cell office:value-type="string" calcext:value-type="string">
            <text:p>Estolano Bldg. cor. Aurora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733449" calcext:value-type="float">
            <text:p>14.7334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437" calcext:value-type="float">
            <text:p>121.0614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keeping</text:p>
          </table:table-cell>
          <table:table-cell office:value-type="string" calcext:value-type="string">
            <text:p>12 P. Bernardo St.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2045" calcext:value-type="float">
            <text:p>14.620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06989" calcext:value-type="float">
            <text:p>121.0069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keeping</text:p>
          </table:table-cell>
          <table:table-cell office:value-type="string" calcext:value-type="string">
            <text:p>Our Home Bldg.114 Malakas St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Central</text:p>
          </table:table-cell>
          <table:table-cell office:value-type="float" office:value="14.644806" calcext:value-type="float">
            <text:p>14.64480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1024" calcext:value-type="float">
            <text:p>121.0510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keeping</text:p>
          </table:table-cell>
          <table:table-cell office:value-type="string" calcext:value-type="string">
            <text:p>Kostka Building 289 Katipunan Ave. Loyola Heights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otocan</text:p>
          </table:table-cell>
          <table:table-cell office:value-type="float" office:value="14.620645" calcext:value-type="float">
            <text:p>14.6206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7838" calcext:value-type="float">
            <text:p>121.0478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ll Center Training</text:p>
          </table:table-cell>
          <table:table-cell office:value-type="string" calcext:value-type="string">
            <text:p>Estolano Bldg. cor. Aurora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73379" calcext:value-type="float">
            <text:p>14.7337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465" calcext:value-type="float">
            <text:p>121.0614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ll Center Training</text:p>
          </table:table-cell>
          <table:table-cell office:value-type="string" calcext:value-type="string">
            <text:p>52 Aurora Blvd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39122" calcext:value-type="float">
            <text:p>14.63912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4087" calcext:value-type="float">
            <text:p>121.0740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ll Center Training</text:p>
          </table:table-cell>
          <table:table-cell office:value-type="string" calcext:value-type="string">
            <text:p>46 Units 2B &amp; 2C D Tuazon Brgy., Doña Josefa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Mariana</text:p>
          </table:table-cell>
          <table:table-cell office:value-type="float" office:value="14.675342" calcext:value-type="float">
            <text:p>14.67534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2088" calcext:value-type="float">
            <text:p>121.0820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ll Center Training</text:p>
          </table:table-cell>
          <table:table-cell office:value-type="string" calcext:value-type="string">
            <text:p>Unit 203 HS Building 22 Matalino St. Brgy. Central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Central</text:p>
          </table:table-cell>
          <table:table-cell office:value-type="float" office:value="14.627549" calcext:value-type="float">
            <text:p>14.6275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" calcext:value-type="float">
            <text:p>121.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ll Center Training</text:p>
          </table:table-cell>
          <table:table-cell office:value-type="string" calcext:value-type="string">
            <text:p>960 Aurora Boulevard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56845" calcext:value-type="float">
            <text:p>14.6568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5132" calcext:value-type="float">
            <text:p>121.0451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Unit 7-8 Timog Commercial Complex Timog Avenue cor. Panay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735748" calcext:value-type="float">
            <text:p>14.73574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5854" calcext:value-type="float">
            <text:p>121.0658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33 Bonnie Serrano cor. Sunrise Drive BL ng crame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734253" calcext:value-type="float">
            <text:p>14.73425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4514" calcext:value-type="float">
            <text:p>121.0545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FBR Arcade Katipunan Avenue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otocan</text:p>
          </table:table-cell>
          <table:table-cell office:value-type="float" office:value="14.631312" calcext:value-type="float">
            <text:p>14.63131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2055" calcext:value-type="float">
            <text:p>121.0420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JIAO Building Delta Timog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663801" calcext:value-type="float">
            <text:p>14.6638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9597" calcext:value-type="float">
            <text:p>121.0695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91, 4th Avenue Murphy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19821" calcext:value-type="float">
            <text:p>14.61982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7648" calcext:value-type="float">
            <text:p>121.0176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king</text:p>
          </table:table-cell>
          <table:table-cell office:value-type="string" calcext:value-type="string">
            <text:p>960 Aurora Boulevard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706076" calcext:value-type="float">
            <text:p>14.70607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0594" calcext:value-type="float">
            <text:p>121.0705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rtending</text:p>
          </table:table-cell>
          <table:table-cell office:value-type="string" calcext:value-type="string">
            <text:p>Tri-O Bldg. Bgy. Pinagkaisahan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Pinagkaisahan</text:p>
          </table:table-cell>
          <table:table-cell office:value-type="float" office:value="14.653013" calcext:value-type="float">
            <text:p>14.65301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8416" calcext:value-type="float">
            <text:p>121.0184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rtending</text:p>
          </table:table-cell>
          <table:table-cell office:value-type="string" calcext:value-type="string">
            <text:p>Llanar Building Boni Serrano cor. 10th Ave.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27549" calcext:value-type="float">
            <text:p>14.6275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" calcext:value-type="float">
            <text:p>121.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rtending</text:p>
          </table:table-cell>
          <table:table-cell office:value-type="string" calcext:value-type="string">
            <text:p>No. 5 South J Street Brgy. Sacred Heart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Sacred Heart</text:p>
          </table:table-cell>
          <table:table-cell office:value-type="float" office:value="14.73379" calcext:value-type="float">
            <text:p>14.7337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465" calcext:value-type="float">
            <text:p>121.0614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rtending</text:p>
          </table:table-cell>
          <table:table-cell office:value-type="string" calcext:value-type="string">
            <text:p>JIAO Building Delta Timog Ave.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627126" calcext:value-type="float">
            <text:p>14.62712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479" calcext:value-type="float">
            <text:p>121.0484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rtending</text:p>
          </table:table-cell>
          <table:table-cell office:value-type="string" calcext:value-type="string">
            <text:p>960 Aurora Boulevard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58298" calcext:value-type="float">
            <text:p>14.65829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9382" calcext:value-type="float">
            <text:p>121.0193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ousekeeping</text:p>
          </table:table-cell>
          <table:table-cell office:value-type="string" calcext:value-type="string">
            <text:p>Tri-O Bldg. Bgy. Pinagkaisahan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Pinagkaisahan</text:p>
          </table:table-cell>
          <table:table-cell office:value-type="float" office:value="14.60593" calcext:value-type="float">
            <text:p>14.6059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9444" calcext:value-type="float">
            <text:p>121.0194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regiving</text:p>
          </table:table-cell>
          <table:table-cell office:value-type="string" calcext:value-type="string">
            <text:p>Panorama Building 1139 EDSA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42931" calcext:value-type="float">
            <text:p>14.64293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6162" calcext:value-type="float">
            <text:p>121.0361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regiving</text:p>
          </table:table-cell>
          <table:table-cell office:value-type="string" calcext:value-type="string">
            <text:p>Tri-O Bldg. Bgy. Pinagkaisahan,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Pinagkaisahan</text:p>
          </table:table-cell>
          <table:table-cell office:value-type="float" office:value="14.698952" calcext:value-type="float">
            <text:p>14.69895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4274" calcext:value-type="float">
            <text:p>121.0342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regiving</text:p>
          </table:table-cell>
          <table:table-cell office:value-type="string" calcext:value-type="string">
            <text:p>52 Aurora Blvd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54235" calcext:value-type="float">
            <text:p>14.65423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4022" calcext:value-type="float">
            <text:p>121.0340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regiving</text:p>
          </table:table-cell>
          <table:table-cell office:value-type="string" calcext:value-type="string">
            <text:p>960 Aurora Boulevard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38358" calcext:value-type="float">
            <text:p>14.63835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4433" calcext:value-type="float">
            <text:p>121.0744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Panorama Building 1139 EDSA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16915" calcext:value-type="float">
            <text:p>14.61691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1965" calcext:value-type="float">
            <text:p>121.0519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Llanar Building Boni Serrano cor. 10th Ave. Cubao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agong Lipunan ng Crame </text:p>
          </table:table-cell>
          <table:table-cell office:value-type="float" office:value="14.647578" calcext:value-type="float">
            <text:p>14.64757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5048" calcext:value-type="float">
            <text:p>121.0550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52 Aurora Blvd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Kaunlaran</text:p>
          </table:table-cell>
          <table:table-cell office:value-type="float" office:value="14.663519" calcext:value-type="float">
            <text:p>14.6635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9153" calcext:value-type="float">
            <text:p>121.0591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4th Floor, Victoria 1 Building. Quezon Avenue, South Triangle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717264" calcext:value-type="float">
            <text:p>14.71726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1349" calcext:value-type="float">
            <text:p>121.0413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CAL Headquarters 3rd Street cor. New Jersey New Manila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Mariana</text:p>
          </table:table-cell>
          <table:table-cell office:value-type="float" office:value="14.639899" calcext:value-type="float">
            <text:p>14.63989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6643" calcext:value-type="float">
            <text:p>121.0166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ssage Therapy</text:p>
          </table:table-cell>
          <table:table-cell office:value-type="string" calcext:value-type="string">
            <text:p>FSS Building No. 2 Scout Tuazon cor. Scout Castor Brgy. Laging Handa</text:p>
          </table:table-cell>
          <table:table-cell office:value-type="string" calcext:value-type="string">
            <text:p>District 4 </text:p>
          </table:table-cell>
          <table:table-cell office:value-type="string" calcext:value-type="string">
            <text:p>South Triangle</text:p>
          </table:table-cell>
          <table:table-cell office:value-type="float" office:value="14.663519" calcext:value-type="float">
            <text:p>14.6635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9153" calcext:value-type="float">
            <text:p>121.0591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ress Making</text:p>
          </table:table-cell>
          <table:table-cell office:value-type="string" calcext:value-type="string">
            <text:p>Katipunan road, Loyola Heights</text:p>
          </table:table-cell>
          <table:table-cell office:value-type="string" calcext:value-type="string">
            <text:p>District 4</text:p>
          </table:table-cell>
          <table:table-cell office:value-type="string" calcext:value-type="string">
            <text:p>Botocan</text:p>
          </table:table-cell>
          <table:table-cell office:value-type="float" office:value="14.663519" calcext:value-type="float">
            <text:p>14.6635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9153" calcext:value-type="float">
            <text:p>121.059153</text:p>
          </table:table-cell>
        </table:table-row>
        <table:table-row table:style-name="ro1" table:number-rows-repeated="4">
          <table:table-cell table:number-columns-repeated="9"/>
          <table:table-cell table:style-name="Default" table:number-columns-repeated="7"/>
        </table:table-row>
        <table:table-row table:style-name="ro1">
          <table:table-cell table:number-columns-repeated="9"/>
          <table:table-cell table:style-name="Default" table:number-columns-repeated="7"/>
        </table:table-row>
      </table:table>
      <table:table table:name="Sheet3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Type_of_Training</text:p>
          </table:table-cell>
          <table:table-cell office:value-type="string" calcext:value-type="string">
            <text:p>Training_Cent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Barangay</text:p>
          </table:table-cell>
          <table:table-cell office:value-type="string" calcext:value-type="string">
            <text:p>latitude</text:p>
          </table:table-cell>
          <table:table-cell table:style-name="ce1" office:value-type="string" calcext:value-type="string">
            <text:p>needs_recoding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295 Roosevelt Ave., cor. de Jesus St. San Antoni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07951" calcext:value-type="float">
            <text:p>14.60795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0156" calcext:value-type="float">
            <text:p>121.080156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11658" calcext:value-type="float">
            <text:p>14.61165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9979" calcext:value-type="float">
            <text:p>121.079979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G/F Cyberzon Bldg. SM City North EDSA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55815" calcext:value-type="float">
            <text:p>14.65581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8253" calcext:value-type="float">
            <text:p>121.028253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North EDSA Bago Bantay Carpark Plaza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734" calcext:value-type="float">
            <text:p>14.73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9425" calcext:value-type="float">
            <text:p>121.059425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304 Roosevelt Ave. cor. M. H. del Pilar Street Muñoz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62147" calcext:value-type="float">
            <text:p>14.6214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6266" calcext:value-type="float">
            <text:p>121.016266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Tanco-Cu Bldg. EDSA cor. Congressional Avenue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715902" calcext:value-type="float">
            <text:p>14.71590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1376" calcext:value-type="float">
            <text:p>121.061376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70 Regalado Avenue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1319" calcext:value-type="float">
            <text:p>14.613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7462" calcext:value-type="float">
            <text:p>121.057462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121 MJ Cuenco St. Sto. Doming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699708" calcext:value-type="float">
            <text:p>14.69970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4309" calcext:value-type="float">
            <text:p>121.034309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3148" calcext:value-type="float">
            <text:p>14.6314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865" calcext:value-type="float">
            <text:p>121.048865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58 Examiner St.West Triangle Home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38867" calcext:value-type="float">
            <text:p>14.63886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0668" calcext:value-type="float">
            <text:p>121.040668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Tanco-Cu Bldg. EDSA cor. Congressional Avenue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706076" calcext:value-type="float">
            <text:p>14.70607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0594" calcext:value-type="float">
            <text:p>121.070594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70 Regalado Avenue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36614" calcext:value-type="float">
            <text:p>14.63661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8367" calcext:value-type="float">
            <text:p>121.028367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121 MJ Cuenco St. Sto. Doming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735127" calcext:value-type="float">
            <text:p>14.73512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2485" calcext:value-type="float">
            <text:p>121.062485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No. 26 West Kamia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58298" calcext:value-type="float">
            <text:p>14.65829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9382" calcext:value-type="float">
            <text:p>121.019382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Cinderella Building 825 EDSA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1319" calcext:value-type="float">
            <text:p>14.613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7462" calcext:value-type="float">
            <text:p>121.057462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735205" calcext:value-type="float">
            <text:p>14.73520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66914" calcext:value-type="float">
            <text:p>121.066914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58 Examiner St.West Triangle Home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14683" calcext:value-type="float">
            <text:p>14.61468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686" calcext:value-type="float">
            <text:p>121.049686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Tanco-Cu Bldg. EDSA cor. Congressional Avenue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52195" calcext:value-type="float">
            <text:p>14.65219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8297" calcext:value-type="float">
            <text:p>121.018297</text:p>
          </table:table-cell>
        </table:table-row>
        <table:table-row table:style-name="ro1">
          <table:table-cell office:value-type="string" calcext:value-type="string">
            <text:p>Culinary</text:p>
          </table:table-cell>
          <table:table-cell office:value-type="string" calcext:value-type="string">
            <text:p>70 Regalado Avenue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35649" calcext:value-type="float">
            <text:p>14.6356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73978" calcext:value-type="float">
            <text:p>121.073978</text:p>
          </table:table-cell>
        </table:table-row>
        <table:table-row table:style-name="ro1">
          <table:table-cell office:value-type="string" calcext:value-type="string">
            <text:p>Bookkeeping</text:p>
          </table:table-cell>
          <table:table-cell office:value-type="string" calcext:value-type="string">
            <text:p>Lands Street Brgy. Vasra, Visayas Ave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07951" calcext:value-type="float">
            <text:p>14.60795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0156" calcext:value-type="float">
            <text:p>121.080156</text:p>
          </table:table-cell>
        </table:table-row>
        <table:table-row table:style-name="ro1">
          <table:table-cell office:value-type="string" calcext:value-type="string">
            <text:p>Bookkeeping</text:p>
          </table:table-cell>
          <table:table-cell office:value-type="string" calcext:value-type="string">
            <text:p>AICS Building Commonwealth Ave. cor. Holy Spirit Drive Brgy. San Antoni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56346" calcext:value-type="float">
            <text:p>14.656346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30651" calcext:value-type="float">
            <text:p>121.030651</text:p>
          </table:table-cell>
        </table:table-row>
        <table:table-row table:style-name="ro1">
          <table:table-cell office:value-type="string" calcext:value-type="string">
            <text:p>Bookkeeping</text:p>
          </table:table-cell>
          <table:table-cell office:value-type="string" calcext:value-type="string">
            <text:p>295 Roosevelt Ave., cor. de Jesus St. San Antoni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5352" calcext:value-type="float">
            <text:p>14.6535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9486" calcext:value-type="float">
            <text:p>121.029486</text:p>
          </table:table-cell>
        </table:table-row>
        <table:table-row table:style-name="ro1">
          <table:table-cell office:value-type="string" calcext:value-type="string">
            <text:p>Bookkeeping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27549" calcext:value-type="float">
            <text:p>14.62754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" calcext:value-type="float">
            <text:p>121.01</text:p>
          </table:table-cell>
        </table:table-row>
        <table:table-row table:style-name="ro1">
          <table:table-cell office:value-type="string" calcext:value-type="string">
            <text:p>Call Center Training</text:p>
          </table:table-cell>
          <table:table-cell office:value-type="string" calcext:value-type="string">
            <text:p>AICS Building Commonwealth Ave. cor. Holy Spirit Drive Brgy. San Antoni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636614" calcext:value-type="float">
            <text:p>14.63661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8367" calcext:value-type="float">
            <text:p>121.028367</text:p>
          </table:table-cell>
        </table:table-row>
        <table:table-row table:style-name="ro1">
          <table:table-cell office:value-type="string" calcext:value-type="string">
            <text:p>Call Center Training</text:p>
          </table:table-cell>
          <table:table-cell office:value-type="string" calcext:value-type="string">
            <text:p>G/F Cyberzon Bldg. SM City North EDSA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1319" calcext:value-type="float">
            <text:p>14.6131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7462" calcext:value-type="float">
            <text:p>121.057462</text:p>
          </table:table-cell>
        </table:table-row>
        <table:table-row table:style-name="ro1">
          <table:table-cell office:value-type="string" calcext:value-type="string">
            <text:p>Call Center Training</text:p>
          </table:table-cell>
          <table:table-cell office:value-type="string" calcext:value-type="string">
            <text:p>Penthouse D, Columbian Bldg. 160 West Avenue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20645" calcext:value-type="float">
            <text:p>14.62064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7838" calcext:value-type="float">
            <text:p>121.047838</text:p>
          </table:table-cell>
        </table:table-row>
        <table:table-row table:style-name="ro1">
          <table:table-cell office:value-type="string" calcext:value-type="string">
            <text:p>Call Center Training</text:p>
          </table:table-cell>
          <table:table-cell office:value-type="string" calcext:value-type="string">
            <text:p>Pacific Corp.131 West Avenue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3148" calcext:value-type="float">
            <text:p>14.6314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865" calcext:value-type="float">
            <text:p>121.048865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121 MJ Cuenco St. Sto. Doming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622434" calcext:value-type="float">
            <text:p>14.62243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293" calcext:value-type="float">
            <text:p>121.049293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12011" calcext:value-type="float">
            <text:p>14.61201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58908" calcext:value-type="float">
            <text:p>121.058908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304 Roosevelt Ave. cor. M. H. del Pilar Street Muñoz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731247" calcext:value-type="float">
            <text:p>14.73124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126" calcext:value-type="float">
            <text:p>121.048126</text:p>
          </table:table-cell>
        </table:table-row>
        <table:table-row table:style-name="ro1">
          <table:table-cell office:value-type="string" calcext:value-type="string">
            <text:p>Bartending</text:p>
          </table:table-cell>
          <table:table-cell office:value-type="string" calcext:value-type="string">
            <text:p>121 MJ Cuenco St. Sto. Doming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73188" calcext:value-type="float">
            <text:p>14.7318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517" calcext:value-type="float">
            <text:p>121.048517</text:p>
          </table:table-cell>
        </table:table-row>
        <table:table-row table:style-name="ro1">
          <table:table-cell office:value-type="string" calcext:value-type="string">
            <text:p>Bartending</text:p>
          </table:table-cell>
          <table:table-cell office:value-type="string" calcext:value-type="string">
            <text:p>No. 26 West Kamia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33758" calcext:value-type="float">
            <text:p>14.63375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0061" calcext:value-type="float">
            <text:p>121.040061</text:p>
          </table:table-cell>
        </table:table-row>
        <table:table-row table:style-name="ro1">
          <table:table-cell office:value-type="string" calcext:value-type="string">
            <text:p>Bartending</text:p>
          </table:table-cell>
          <table:table-cell office:value-type="string" calcext:value-type="string">
            <text:p>Lands Street Brgy. Vasra, Visayas Ave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75342" calcext:value-type="float">
            <text:p>14.675342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82088" calcext:value-type="float">
            <text:p>121.082088</text:p>
          </table:table-cell>
        </table:table-row>
        <table:table-row table:style-name="ro1">
          <table:table-cell office:value-type="string" calcext:value-type="string">
            <text:p>Bartending</text:p>
          </table:table-cell>
          <table:table-cell office:value-type="string" calcext:value-type="string">
            <text:p>Herminia Bldg.Commonwealth Ave. North Fairview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North Triangle</text:p>
          </table:table-cell>
          <table:table-cell office:value-type="float" office:value="14.679639" calcext:value-type="float">
            <text:p>14.67963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0947" calcext:value-type="float">
            <text:p>121.020947</text:p>
          </table:table-cell>
        </table:table-row>
        <table:table-row table:style-name="ro1">
          <table:table-cell office:value-type="string" calcext:value-type="string">
            <text:p>Bartending</text:p>
          </table:table-cell>
          <table:table-cell office:value-type="string" calcext:value-type="string">
            <text:p>304 Roosevelt Ave. cor. M. H. del Pilar Street Muñoz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San Antonio</text:p>
          </table:table-cell>
          <table:table-cell office:value-type="float" office:value="14.73188" calcext:value-type="float">
            <text:p>14.7318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8517" calcext:value-type="float">
            <text:p>121.048517</text:p>
          </table:table-cell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121 MJ Cuenco St. Sto. Domingo</text:p>
          </table:table-cell>
          <table:table-cell office:value-type="string" calcext:value-type="string">
            <text:p>District 1</text:p>
          </table:table-cell>
          <table:table-cell office:value-type="string" calcext:value-type="string">
            <text:p>Damayan</text:p>
          </table:table-cell>
          <table:table-cell office:value-type="float" office:value="14.655957" calcext:value-type="float">
            <text:p>14.655957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26652" calcext:value-type="float">
            <text:p>121.026652</text:p>
          </table:table-cell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No. 26 West Kamia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22434" calcext:value-type="float">
            <text:p>14.62243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293" calcext:value-type="float">
            <text:p>121.049293</text:p>
          </table:table-cell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No. 26 West Kamia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22434" calcext:value-type="float">
            <text:p>14.622434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49293" calcext:value-type="float">
            <text:p>121.049293</text:p>
          </table:table-cell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58 Examiner St.West Triangle Homes</text:p>
          </table:table-cell>
          <table:table-cell office:value-type="string" calcext:value-type="string">
            <text:p>District 1 </text:p>
          </table:table-cell>
          <table:table-cell office:value-type="string" calcext:value-type="string">
            <text:p>West Triangle</text:p>
          </table:table-cell>
          <table:table-cell office:value-type="float" office:value="14.60593" calcext:value-type="float">
            <text:p>14.60593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21.019444" calcext:value-type="float">
            <text:p>121.01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ningcenter" style:display-name="PageStyle_trainingcen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9:18:25.871000000</meta:creation-date>
    <dc:date>2017-08-05T19:36:52.416000000</dc:date>
    <meta:editing-duration>PT8M15S</meta:editing-duration>
    <meta:editing-cycles>1</meta:editing-cycles>
    <meta:document-statistic meta:table-count="3" meta:cell-count="1323" meta:object-count="0"/>
    <meta:generator>LibreOffice/5.1.3.2$Windows_x86 LibreOffice_project/644e4637d1d8544fd9f56425bd6cec110e49301b</meta:generator>
  </office:meta>
</office:document-meta>
</file>